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349300288">
          <text:deletion>
            <office:change-info>
              <dc:creator>Bob Jacobsen</dc:creator>
              <dc:date>2010-10-10T10:47:00</dc:date>
            </office:change-info>
            <text:h text:style-name="P1" text:outline-level="1">Title</text:h>
          </text:deletion>
        </text:changed-region>
        <text:changed-region text:id="ct1349300432">
          <text:insertion>
            <office:change-info>
              <dc:creator>Bob Jacobsen</dc:creator>
              <dc:date>2010-10-10T10:47:00</dc:date>
            </office:change-info>
          </text:insertion>
        </text:changed-region>
        <text:changed-region text:id="ct1349300736">
          <text:insertion>
            <office:change-info>
              <dc:creator>Bob Jacobsen</dc:creator>
              <dc:date>2010-10-10T10:48:00</dc:date>
            </office:change-info>
          </text:insertion>
        </text:changed-region>
        <text:changed-region text:id="ct1349300832">
          <text:deletion>
            <office:change-info>
              <dc:creator>Bob Jacobsen</dc:creator>
              <dc:date>2010-10-10T10:59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text:id="ct1349287968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Informative)</text:h>
          </text:deletion>
        </text:changed-region>
        <text:changed-region text:id="ct1349303312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9303568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9303808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9304080">
          <text:deletion>
            <office:change-info>
              <dc:creator>Bob Jacobsen</dc:creator>
              <dc:date>2010-10-10T11:00:00</dc:date>
            </office:change-info>
            <text:p text:style-name="Standard"><text:s/>(Normative)</text:p>
          </text:deletion>
        </text:changed-region>
        <text:changed-region text:id="ct1349297440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9304176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9304336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9304608">
          <text:deletion>
            <office:change-info>
              <dc:creator>Bob Jacobsen</dc:creator>
              <dc:date>2010-10-10T10:59:00</dc:date>
            </office:change-info>
            <text:p text:style-name="Standard"><text:s/>(Normative)</text:p>
          </text:deletion>
        </text:changed-region>
        <text:changed-region text:id="ct1349304736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9297568">
          <text:insertion>
            <office:change-info>
              <dc:creator>Bob Jacobsen</dc:creator>
              <dc:date>2010-10-10T10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349300288"/><text:change-start text:change-id="ct1349300432"/>Introduction<text:change-end text:change-id="ct1349300432"/><text:change-start text:change-id="ct1349300736"/></text:h>
      <text:p text:style-name="Standard">Generally, the node designer will just provide a simple fixed value for the reply.</text:p>
      <text:p text:style-name="Standard">Error handling works automatically here...</text:p>
      <text:h text:style-name="Heading_20_1" text:outline-level="1">Annotations to the Standard</text:h>
      <text:h text:style-name="Heading_20_2" text:outline-level="2"><text:change-end text:change-id="ct1349300736"/><text:change text:change-id="ct1349300832"/>Introduction<text:change text:change-id="ct1349287968"/></text:h>
      <text:h text:style-name="Heading_20_2" text:outline-level="2">Intended Use<text:change text:change-id="ct1349303312"/></text:h>
      <text:h text:style-name="Heading_20_2" text:outline-level="2">Reference and Context<text:change text:change-id="ct1349303568"/></text:h>
      <text:h text:style-name="Heading_20_2" text:outline-level="2">Messages<text:change-start text:change-id="ct1349303808"/></text:h>
      <text:p text:style-name="Standard"><text:change-end text:change-id="ct1349303808"/><text:change text:change-id="ct1349304080"/><text:change-start text:change-id="ct1349297440"/>CAN example in color<text:change-end text:change-id="ct1349297440"/></text:p>
      <text:h text:style-name="Heading_20_2" text:outline-level="2">Interactions<text:change text:change-id="ct1349304176"/></text:h>
      <text:h text:style-name="Heading_20_2" text:outline-level="2">Protocol Identification Values<text:change-start text:change-id="ct1349304336"/></text:h>
      <text:p text:style-name="Standard"><text:change-end text:change-id="ct1349304336"/><text:change text:change-id="ct1349304608"/><text:change-start text:change-id="ct1349304736"/>OpenLCB is big-endian, so these have been assigned from the MSB of the 1<text:span text:style-name="T6">st</text:span> byte.<text:change-end text:change-id="ct1349304736"/><text:change-start text:change-id="ct1349297568"/></text:p>
      <text:p text:style-name="Standard"><text:change-end text:change-id="ct134929756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Standard"/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3497727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34977284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49772704"/><text:change-start text:change-id="ct1349772848"/>OpenLCB Protocol Identification Protocol Technical Note<text:change-end text:change-id="ct1349772848"/></text:p>
      </style:header>
      <style:footer>
        <text:tracked-changes>
          <text:changed-region text:id="ct134976953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34976675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3497784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349769536"/><text:change-start text:change-id="ct1349766752"/><text:span text:style-name="MT2">Copyright 2010, by J. Day, D. Harris, B. Jacobsen, and A. Shepherd</text:span><text:change-end text:change-id="ct1349766752"/><text:change text:change-id="ct134977844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3:57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4979292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34978824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9793024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289403216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text:id="ct1289403312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34979184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2894020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97920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35125064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49792928"/><text:change-start text:change-id="ct1349788240"/>OpenLCB <text:change-end text:change-id="ct1349788240"/><text:change-start text:change-id="ct1349793024"/>Technical Note<text:change-end text:change-id="ct134979302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89403216"/><text:change-start text:change-id="ct1289403312"/>Protocol Identification Protocol<text:change-end text:change-id="ct12894033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49791840"/><text:change-start text:change-id="ct1289402096"/><text:date style:data-style-name="N37" text:date-value="2010-10-08T17:19:56" text:fixed="true">10/08/10</text:date><text:change-end text:change-id="ct1289402096"/></text:p>
            </table:table-cell>
            <table:table-cell table:style-name="Table1.C1" office:value-type="string">
              <text:p text:style-name="MP7"><text:change text:change-id="ct1349792048"/><text:change-start text:change-id="ct1351250640"/>Preliminary<text:change-end text:change-id="ct1351250640"/></text:p>
            </table:table-cell>
          </table:table-row>
        </table:table>
        <text:p text:style-name="Header"/>
      </style:header>
      <style:footer>
        <text:tracked-changes>
          <text:changed-region text:id="ct127303289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730279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7302520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273032896"/><text:change-start text:change-id="ct1273027936"/><text:span text:style-name="MT5">10</text:span><text:change-end text:change-id="ct1273027936"/><text:span text:style-name="MT5">, by J. Day, D. Harris, B. Jacobsen, </text:span><text:change text:change-id="ct1273025200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3:57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9</meta:editing-cycles>
    <meta:editing-duration>PT11H54M38S</meta:editing-duration>
    <meta:generator>OpenOffice.org/3.2$Unix OpenOffice.org_project/320m18$Build-9502</meta:generator>
    <dc:date>2010-10-10T12:13:58</dc:date>
    <dc:creator>Bob Jacobsen</dc:creator>
    <meta:document-statistic meta:table-count="1" meta:image-count="1" meta:object-count="0" meta:page-count="1" meta:paragraph-count="36" meta:word-count="141" meta:character-count="913"/>
    <meta:user-defined meta:name="Info 1"/>
    <meta:user-defined meta:name="Info 2"/>
    <meta:user-defined meta:name="Info 3"/>
    <meta:user-defined meta:name="Info 4"/>
  </office:meta>
</office:document-meta>
</file>